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officeooo:rsid="00553ebd" officeooo:paragraph-rsid="00553ebd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d45bf" officeooo:paragraph-rsid="005d45bf" fo:background-color="transparen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officeooo:rsid="005d45bf" officeooo:paragraph-rsid="005d45bf" fo:background-color="transparen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officeooo:rsid="005e99fb" officeooo:paragraph-rsid="005e99fb" fo:background-color="transparent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5fe76b" officeooo:paragraph-rsid="005fe76b" fo:background-color="transparen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officeooo:rsid="005fe76b" officeooo:paragraph-rsid="005fe76b" fo:background-color="transparen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officeooo:rsid="00616004" officeooo:paragraph-rsid="00616004" fo:background-color="transparent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62ea54" officeooo:paragraph-rsid="005fe76b" fo:background-color="transparent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Calibri" officeooo:rsid="0062ea54" officeooo:paragraph-rsid="0062ea54" fo:background-color="transparen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Calibri" officeooo:rsid="0062ea54" officeooo:paragraph-rsid="0062ea54" fo:background-color="transparent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64c38d" officeooo:paragraph-rsid="0064c38d" fo:background-color="transparen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Calibri" officeooo:rsid="0064c38d" officeooo:paragraph-rsid="0064c38d" fo:background-color="transparent"/>
    </style:style>
    <style:style style:name="P14" style:family="paragraph" style:parent-style-name="Standard">
      <style:paragraph-properties fo:text-align="start" style:justify-single-word="false"/>
      <style:text-properties style:font-name="Calibri" officeooo:rsid="00616004" officeooo:paragraph-rsid="00616004" fo:background-color="#ffff00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Calibri" officeooo:rsid="0062ea54" officeooo:paragraph-rsid="0062ea54" fo:background-color="#ffff00"/>
    </style:style>
    <style:style style:name="T1" style:family="text">
      <style:text-properties officeooo:rsid="005c88da"/>
    </style:style>
    <style:style style:name="T2" style:family="text">
      <style:text-properties officeooo:rsid="005e99fb"/>
    </style:style>
    <style:style style:name="T3" style:family="text">
      <style:text-properties officeooo:rsid="005f8bd7"/>
    </style:style>
    <style:style style:name="T4" style:family="text">
      <style:text-properties officeooo:rsid="0064c38d"/>
    </style:style>
    <style:style style:name="T5" style:family="text">
      <style:text-properties officeooo:rsid="0067ee16"/>
    </style:style>
    <style:style style:name="T6" style:family="text">
      <style:text-properties officeooo:rsid="00692c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1">25/05/16</text:span> – Lisandrea <text:span text:style-name="T2">e Gilve</text:span></text:p>
      <text:list xml:id="list8973404738212252726" text:style-name="L1">
        <text:list-header>
          <text:p text:style-name="P2"/>
        </text:list-header>
      </text:list>
      <text:p text:style-name="P3"><text:span text:style-name="T2">Evolução</text:span> do usuário</text:p>
      <text:list xml:id="list2523104141067084249" text:style-name="L2">
        <text:list-item>
          <text:p text:style-name="P4">Relatório <text:span text:style-name="T5">a partir dos atendimentos – (fixar um pdf?)</text:span></text:p>
        </text:list-item>
        <text:list-item>
          <text:p text:style-name="P5">Rótulo<text:span text:style-name="T3">s</text:span></text:p>
        </text:list-item>
        <text:list-item>
          <text:p text:style-name="P7">Escolher forma de ordenação</text:p>
        </text:list-item>
        <text:list-item>
          <text:p text:style-name="P8"/>
        </text:list-item>
      </text:list>
      <text:p text:style-name="P9">Atividades</text:p>
      <text:list xml:id="list4798011367969948246" text:style-name="L4">
        <text:list-item>
          <text:p text:style-name="P10">Mostrar CID’s da atividade</text:p>
        </text:list-item>
        <text:list-item>
          <text:p text:style-name="P15">Origem – o usuário pode vir de outro caminho além do acolhimento <text:span text:style-name="T6">e interconsulta</text:span>: SisReg</text:p>
          <text:list>
            <text:list-item>
              <text:p text:style-name="P11">Vindo pelo SisReg, o usuário não passa pelo acompanhamento, vai direto para <text:span text:style-name="T4">o atendimento/consulta</text:span>.</text:p>
            </text:list-item>
          </text:list>
        </text:list-item>
      </text:list>
      <text:p text:style-name="P12">Unidade de Origem</text:p>
      <text:list xml:id="list283073013496800769" text:style-name="L5">
        <text:list-item>
          <text:p text:style-name="P13">Cadastro</text:p>
        </text:list-item>
      </text:list>
      <text:p text:style-name="P6"/>
      <text:p text:style-name="P14">Botão de ajuda, para explicar os campos, o que deve conter, <text:span text:style-name="T6">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2.2$Windows_x86 LibreOffice_project/d3bf12ecb743fc0d20e0be0c58ca359301eb705f</meta:generator>
    <dc:date>2016-05-25T12:00:38.207000000</dc:date>
    <meta:editing-duration>PT4H28M11S</meta:editing-duration>
    <meta:editing-cycles>32</meta:editing-cycles>
    <meta:document-statistic meta:table-count="0" meta:image-count="0" meta:object-count="0" meta:page-count="1" meta:paragraph-count="14" meta:word-count="79" meta:character-count="463" meta:non-whitespace-character-count="402"/>
  </office:meta>
</office:document-meta>
</file>